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"Confirm Password" is required field on "Reset password"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Enter @Password in "Password" field</text:p>
          </table:table-cell>
          <table:table-cell office:value-type="string" table:style-name="ce3">
            <text:p>"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Click on "Reset password" button</text:p>
          </table:table-cell>
          <table:table-cell office:value-type="string" table:style-name="ce4">
            <text:p>"Confirm Password" <text:s/>field is red and there are validation messages stating <text:s/>that "Confirm Password" is required field and needs to be equal to password value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Vm593!a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20:35Z</meta:creation-date>
    <dc:date>2022-07-01T08:37:58Z</dc:date>
  </office:meta>
</office:document-meta>
</file>